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1.3563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9701in"/>
    </style:style>
    <style:style style:name="ro1" style:family="table-row">
      <style:table-row-properties style:row-height="0.2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vanGenuchten1980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61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color="#000000" draw:fill="solid" draw:fill-color="#ffffff" fo:min-height="0.3854in"/>
      <style:paragraph-properties style:writing-mode="lr-tb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family="Symbol" style:font-charset="x-symbol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position="33% 58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33% 58%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8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33% 58%"/>
    </style:style>
    <style:style style:name="T9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Calibri"/>
    </style:style>
    <style:style style:name="T10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name="Calibri" style:text-position="33% 58%"/>
    </style:style>
    <style:style style:name="T11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nGenuchten1980" table:style-name="ta1">
        <office:forms form:automatic-focus="false" form:apply-design-mode="false"/>
        <table:shapes>
          <draw:frame draw:z-index="1" draw:style-name="gr1" draw:text-style-name="P2" svg:width="2.9051in" svg:height="0.3854in" svg:x="8.6803in" svg:y="0.4898in">
            <draw:text-box>
              <text:p text:style-name="P1"><text:span text:style-name="T1">q</text:span><text:span text:style-name="T2"> = </text:span><text:span text:style-name="T1">q</text:span><text:span text:style-name="T2">r + (</text:span><text:span text:style-name="T1">q</text:span><text:span text:style-name="T2">s - </text:span><text:span text:style-name="T1">q</text:span><text:span text:style-name="T2">r)/(1 + (</text:span><text:span text:style-name="T1">a</text:span><text:span text:style-name="T2"> |h|)</text:span><text:span text:style-name="T3">n</text:span><text:span text:style-name="T2">)</text:span><text:span text:style-name="T3">m</text:span></text:p>
            </draw:text-box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6" table:default-cell-style-name="Default"/>
        <table:table-column table:style-name="co5" table:number-columns-repeated="45" table:default-cell-style-name="Default"/>
        <table:table-row table:style-name="ro1">
          <table:table-cell table:style-name="ce1" office:value-type="string" calcext:value-type="string">
            <text:p>|h| (hPa)</text:p>
          </table:table-cell>
          <table:table-cell table:style-name="ce1" office:value-type="string" calcext:value-type="string">
            <text:p><text:span text:style-name="T4">theta (cm</text:span><text:span text:style-name="T5">3</text:span><text:span text:style-name="T6"> cm</text:span><text:span text:style-name="T5">-3</text:span><text:span text:style-name="T6">)</text:span></text:p>
          </table:table-cell>
          <table:table-cell table:style-name="ce1" office:value-type="string" calcext:value-type="string">
            <text:p><text:span text:style-name="T4">thetap (cm</text:span><text:span text:style-name="T5">3</text:span><text:span text:style-name="T6"> cm</text:span><text:span text:style-name="T5">-3</text:span><text:span text:style-name="T6">)</text:span></text:p>
          </table:table-cell>
          <table:table-cell table:style-name="ce1" office:value-type="string" calcext:value-type="string">
            <text:p><text:span text:style-name="T4">(obs-pred)</text:span><text:span text:style-name="T5">2</text:span></text:p>
          </table:table-cell>
          <table:table-cell/>
          <table:table-cell table:style-name="ce5" office:value-type="string" calcext:value-type="string">
            <text:p>van Genuchten Parameters</text:p>
          </table:table-cell>
          <table:table-cell table:number-columns-repeated="5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.500</text:p>
          </table:table-cell>
          <table:table-cell table:formula="of:=[.$G$4]+([.$G$3]-[.$G$4])/(1+([.$G$5]*[.A2])^[.$G$6])^(1-1/[.$G$6])" office:value-type="float" office:value="0.501344409453427" calcext:value-type="float">
            <text:p>0.501344409453427</text:p>
          </table:table-cell>
          <table:table-cell table:style-name="ce4" table:formula="of:=([.B2]-[.C2])^2" office:value-type="float" office:value="0.00000180743677846495" calcext:value-type="float">
            <text:p>1.81E-06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49" calcext:value-type="float">
            <text:p>0.490</text:p>
          </table:table-cell>
          <table:table-cell table:formula="of:=[.$G$4]+([.$G$3]-[.$G$4])/(1+([.$G$5]*[.A3])^[.$G$6])^(1-1/[.$G$6])" office:value-type="float" office:value="0.496904562899338" calcext:value-type="float">
            <text:p>0.496904562899338</text:p>
          </table:table-cell>
          <table:table-cell table:style-name="ce4" table:formula="of:=([.B3]-[.C3])^2" office:value-type="float" office:value="0.0000476729888309185" calcext:value-type="float">
            <text:p>4.77E-05</text:p>
          </table:table-cell>
          <table:table-cell/>
          <table:table-cell table:style-name="ce6" office:value-type="string" calcext:value-type="string">
            <text:p>thetas</text:p>
          </table:table-cell>
          <table:table-cell office:value-type="float" office:value="0.503089094305312" calcext:value-type="float">
            <text:p>0.503089094305312</text:p>
          </table:table-cell>
          <table:table-cell table:style-name="ce6" office:value-type="string" calcext:value-type="string">
            <text:p><text:span text:style-name="T9">cm</text:span><text:span text:style-name="T10">3</text:span><text:span text:style-name="T11"> cm</text:span><text:span text:style-name="T10">-3</text:span></text:p>
          </table:table-cell>
          <table:table-cell table:number-columns-repeated="5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0.489" calcext:value-type="float">
            <text:p>0.489</text:p>
          </table:table-cell>
          <table:table-cell table:formula="of:=[.$G$4]+([.$G$3]-[.$G$4])/(1+([.$G$5]*[.A4])^[.$G$6])^(1-1/[.$G$6])" office:value-type="float" office:value="0.48250873430091" calcext:value-type="float">
            <text:p>0.48250873430091</text:p>
          </table:table-cell>
          <table:table-cell table:style-name="ce4" table:formula="of:=([.B4]-[.C4])^2" office:value-type="float" office:value="0.0000421365303761821" calcext:value-type="float">
            <text:p>4.21E-05</text:p>
          </table:table-cell>
          <table:table-cell/>
          <table:table-cell table:style-name="ce6" office:value-type="string" calcext:value-type="string">
            <text:p>thetar</text:p>
          </table:table-cell>
          <table:table-cell office:value-type="float" office:value="0.233683412293037" calcext:value-type="float">
            <text:p>0.233683412293037</text:p>
          </table:table-cell>
          <table:table-cell table:style-name="ce6" office:value-type="string" calcext:value-type="string">
            <text:p><text:span text:style-name="T9">cm</text:span><text:span text:style-name="T10">3</text:span><text:span text:style-name="T11"> cm</text:span><text:span text:style-name="T10">-3</text:span></text:p>
          </table:table-cell>
          <table:table-cell table:number-columns-repeated="5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0.48" calcext:value-type="float">
            <text:p>0.480</text:p>
          </table:table-cell>
          <table:table-cell table:formula="of:=[.$G$4]+([.$G$3]-[.$G$4])/(1+([.$G$5]*[.A5])^[.$G$6])^(1-1/[.$G$6])" office:value-type="float" office:value="0.464322723294003" calcext:value-type="float">
            <text:p>0.464322723294003</text:p>
          </table:table-cell>
          <table:table-cell table:style-name="ce4" table:formula="of:=([.B5]-[.C5])^2" office:value-type="float" office:value="0.000245777004916401" calcext:value-type="float">
            <text:p>2.46E-04</text:p>
          </table:table-cell>
          <table:table-cell/>
          <table:table-cell table:style-name="ce6" office:value-type="string" calcext:value-type="string">
            <text:p>alpha</text:p>
          </table:table-cell>
          <table:table-cell office:value-type="float" office:value="0.0101698123317467" calcext:value-type="float">
            <text:p>0.010169812331747</text:p>
          </table:table-cell>
          <table:table-cell table:style-name="ce7" office:value-type="string" calcext:value-type="string">
            <text:p><text:span text:style-name="T7">hPa</text:span><text:span text:style-name="T8">-1</text:span></text:p>
          </table:table-cell>
          <table:table-cell/>
          <table:table-cell>
            <draw:frame draw:z-index="0" draw:name="Chart 3" draw:style-name="gr2" draw:text-style-name="P3" svg:width="5.5535in" svg:height="3.8114in" svg:x="0.0299in" svg:y="0.0217in">
              <draw:object draw:notify-on-update-of-ranges="vanGenuchten1980.B2:vanGenuchten1980.B15 vanGenuchten1980.A2:vanGenuchten1980.A15 vanGenuchten1980.C2:vanGenuchten1980.C15 vanGenuchten1980.A2:vanGenuchten1980.A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0.45" calcext:value-type="float">
            <text:p>0.450</text:p>
          </table:table-cell>
          <table:table-cell table:formula="of:=[.$G$4]+([.$G$3]-[.$G$4])/(1+([.$G$5]*[.A6])^[.$G$6])^(1-1/[.$G$6])" office:value-type="float" office:value="0.445463744343139" calcext:value-type="float">
            <text:p>0.445463744343139</text:p>
          </table:table-cell>
          <table:table-cell table:style-name="ce4" table:formula="of:=([.B6]-[.C6])^2" office:value-type="float" office:value="0.0000205776153844039" calcext:value-type="float">
            <text:p>2.06E-05</text:p>
          </table:table-cell>
          <table:table-cell/>
          <table:table-cell table:style-name="ce6" office:value-type="string" calcext:value-type="string">
            <text:p>n</text:p>
          </table:table-cell>
          <table:table-cell office:value-type="float" office:value="1.86390508637487" calcext:value-type="float">
            <text:p>1.86390508637487</text:p>
          </table:table-cell>
          <table:table-cell table:number-columns-repeated="57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0.4" calcext:value-type="float">
            <text:p>0.400</text:p>
          </table:table-cell>
          <table:table-cell table:formula="of:=[.$G$4]+([.$G$3]-[.$G$4])/(1+([.$G$5]*[.A7])^[.$G$6])^(1-1/[.$G$6])" office:value-type="float" office:value="0.427637139981372" calcext:value-type="float">
            <text:p>0.427637139981372</text:p>
          </table:table-cell>
          <table:table-cell table:style-name="ce4" table:formula="of:=([.B7]-[.C7])^2" office:value-type="float" office:value="0.000763811506349958" calcext:value-type="float">
            <text:p>7.64E-04</text:p>
          </table:table-cell>
          <table:table-cell/>
          <table:table-cell table:style-name="ce6" office:value-type="string" calcext:value-type="string">
            <text:p>m</text:p>
          </table:table-cell>
          <table:table-cell table:formula="of:=1-1/[.G6]" office:value-type="float" office:value="0.463491994678273" calcext:value-type="float">
            <text:p>0.463491994678273</text:p>
          </table:table-cell>
          <table:table-cell table:style-name="ce8" office:value-type="string" calcext:value-type="string">
            <text:p>Mualem (1976)</text:p>
          </table:table-cell>
          <table:table-cell table:number-columns-repeated="5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office:value-type="float" office:value="0.35" calcext:value-type="float">
            <text:p>0.350</text:p>
          </table:table-cell>
          <table:table-cell table:formula="of:=[.$G$4]+([.$G$3]-[.$G$4])/(1+([.$G$5]*[.A8])^[.$G$6])^(1-1/[.$G$6])" office:value-type="float" office:value="0.330999590324902" calcext:value-type="float">
            <text:p>0.330999590324902</text:p>
          </table:table-cell>
          <table:table-cell table:style-name="ce4" table:formula="of:=([.B8]-[.C8])^2" office:value-type="float" office:value="0.000361015567821542" calcext:value-type="float">
            <text:p>3.61E-04</text:p>
          </table:table-cell>
          <table:table-cell table:number-columns-repeated="60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office:value-type="float" office:value="0.299" calcext:value-type="float">
            <text:p>0.299</text:p>
          </table:table-cell>
          <table:table-cell table:formula="of:=[.$G$4]+([.$G$3]-[.$G$4])/(1+([.$G$5]*[.A9])^[.$G$6])^(1-1/[.$G$6])" office:value-type="float" office:value="0.298361739060825" calcext:value-type="float">
            <text:p>0.298361739060825</text:p>
          </table:table-cell>
          <table:table-cell table:style-name="ce4" table:formula="of:=([.B9]-[.C9])^2" office:value-type="float" office:value="0.000000407377026476008" calcext:value-type="float">
            <text:p>4.07E-07</text:p>
          </table:table-cell>
          <table:table-cell table:number-columns-repeated="60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3" office:value-type="float" office:value="0.28" calcext:value-type="float">
            <text:p>0.280</text:p>
          </table:table-cell>
          <table:table-cell table:formula="of:=[.$G$4]+([.$G$3]-[.$G$4])/(1+([.$G$5]*[.A10])^[.$G$6])^(1-1/[.$G$6])" office:value-type="float" office:value="0.277324956398387" calcext:value-type="float">
            <text:p>0.277324956398387</text:p>
          </table:table-cell>
          <table:table-cell table:style-name="ce4" table:formula="of:=([.B10]-[.C10])^2" office:value-type="float" office:value="0.0000071558582705296" calcext:value-type="float">
            <text:p>7.16E-06</text:p>
          </table:table-cell>
          <table:table-cell/>
          <table:table-cell table:style-name="ce6" office:value-type="string" calcext:value-type="string">
            <text:p>SQD</text:p>
          </table:table-cell>
          <table:table-cell table:style-name="ce4" table:formula="of:=SUM([.D2:.D15])" office:value-type="float" office:value="0.00189372989968034" calcext:value-type="float">
            <text:p>1.89E-03</text:p>
          </table:table-cell>
          <table:table-cell table:number-columns-repeated="10"/>
          <table:table-cell table:style-name="ce1" table:number-columns-repeated="2"/>
          <table:table-cell table:number-columns-repeated="4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25" calcext:value-type="float">
            <text:p>0.250</text:p>
          </table:table-cell>
          <table:table-cell table:formula="of:=[.$G$4]+([.$G$3]-[.$G$4])/(1+([.$G$5]*[.A11])^[.$G$6])^(1-1/[.$G$6])" office:value-type="float" office:value="0.269785545944864" calcext:value-type="float">
            <text:p>0.269785545944864</text:p>
          </table:table-cell>
          <table:table-cell table:style-name="ce4" table:formula="of:=([.B11]-[.C11])^2" office:value-type="float" office:value="0.000391467828336308" calcext:value-type="float">
            <text:p>3.91E-04</text:p>
          </table:table-cell>
          <table:table-cell/>
          <table:table-cell table:style-name="ce6" office:value-type="string" calcext:value-type="string">
            <text:p><text:span text:style-name="T7">R</text:span><text:span text:style-name="T8">2</text:span></text:p>
          </table:table-cell>
          <table:table-cell table:formula="of:=RSQ([.B2:.B15];[.C2:.C15])" office:value-type="float" office:value="0.987679312658432" calcext:value-type="float">
            <text:p>0.987679312658432</text:p>
          </table:table-cell>
          <table:table-cell table:number-columns-repeated="10"/>
          <table:table-cell table:style-name="ce2" table:number-columns-repeated="2"/>
          <table:table-cell table:number-columns-repeated="45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style-name="ce3" office:value-type="float" office:value="0.249" calcext:value-type="float">
            <text:p>0.249</text:p>
          </table:table-cell>
          <table:table-cell table:formula="of:=[.$G$4]+([.$G$3]-[.$G$4])/(1+([.$G$5]*[.A12])^[.$G$6])^(1-1/[.$G$6])" office:value-type="float" office:value="0.247732640256849" calcext:value-type="float">
            <text:p>0.247732640256849</text:p>
          </table:table-cell>
          <table:table-cell table:style-name="ce4" table:formula="of:=([.B12]-[.C12])^2" office:value-type="float" office:value="0.00000160620071856" calcext:value-type="float">
            <text:p>1.61E-06</text:p>
          </table:table-cell>
          <table:table-cell table:number-columns-repeated="13"/>
          <table:table-cell table:style-name="ce2" table:number-columns-repeated="2"/>
          <table:table-cell table:number-columns-repeated="45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3" office:value-type="float" office:value="0.245" calcext:value-type="float">
            <text:p>0.245</text:p>
          </table:table-cell>
          <table:table-cell table:formula="of:=[.$G$4]+([.$G$3]-[.$G$4])/(1+([.$G$5]*[.A13])^[.$G$6])^(1-1/[.$G$6])" office:value-type="float" office:value="0.24272422341774" calcext:value-type="float">
            <text:p>0.24272422341774</text:p>
          </table:table-cell>
          <table:table-cell table:style-name="ce4" table:formula="of:=([.B13]-[.C13])^2" office:value-type="float" office:value="0.00000517915905236388" calcext:value-type="float">
            <text:p>5.18E-06</text:p>
          </table:table-cell>
          <table:table-cell table:number-columns-repeated="13"/>
          <table:table-cell table:style-name="ce2" table:number-columns-repeated="2"/>
          <table:table-cell table:number-columns-repeated="45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3" office:value-type="float" office:value="0.24" calcext:value-type="float">
            <text:p>0.240</text:p>
          </table:table-cell>
          <table:table-cell table:formula="of:=[.$G$4]+([.$G$3]-[.$G$4])/(1+([.$G$5]*[.A14])^[.$G$6])^(1-1/[.$G$6])" office:value-type="float" office:value="0.238652107867648" calcext:value-type="float">
            <text:p>0.238652107867648</text:p>
          </table:table-cell>
          <table:table-cell table:style-name="ce4" table:formula="of:=([.B14]-[.C14])^2" office:value-type="float" office:value="0.00000181681320045547" calcext:value-type="float">
            <text:p>1.82E-06</text:p>
          </table:table-cell>
          <table:table-cell table:number-columns-repeated="13"/>
          <table:table-cell table:style-name="ce2" table:number-columns-repeated="2"/>
          <table:table-cell table:number-columns-repeated="45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239" calcext:value-type="float">
            <text:p>0.239</text:p>
          </table:table-cell>
          <table:table-cell table:formula="of:=[.$G$4]+([.$G$3]-[.$G$4])/(1+([.$G$5]*[.A15])^[.$G$6])^(1-1/[.$G$6])" office:value-type="float" office:value="0.237183956878878" calcext:value-type="float">
            <text:p>0.237183956878878</text:p>
          </table:table-cell>
          <table:table-cell table:style-name="ce4" table:formula="of:=([.B15]-[.C15])^2" office:value-type="float" office:value="0.00000329801261777561" calcext:value-type="float">
            <text:p>3.30E-06</text:p>
          </table:table-cell>
          <table:table-cell table:number-columns-repeated="13"/>
          <table:table-cell table:style-name="ce2" table:number-columns-repeated="2"/>
          <table:table-cell table:number-columns-repeated="45"/>
        </table:table-row>
        <table:table-row table:style-name="ro2">
          <table:table-cell table:number-columns-repeated="17"/>
          <table:table-cell table:style-name="ce2" table:number-columns-repeated="2"/>
          <table:table-cell table:number-columns-repeated="45"/>
        </table:table-row>
        <table:table-row table:style-name="ro2" table:number-rows-repeated="8">
          <table:table-cell table:number-columns-repeated="17"/>
          <table:table-cell table:style-name="ce2" table:number-columns-repeated="2"/>
          <table:table-cell table:number-columns-repeated="45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solver_adj" table:base-cell-address="$vanGenuchten1980.$A$1" table:cell-range-address="$vanGenuchten1980.$G$3:.$G$6"/>
          <table:named-expression table:name="solver_cvg" table:base-cell-address="$vanGenuchten1980.$A$1" table:expression="0.0001"/>
          <table:named-expression table:name="solver_drv" table:base-cell-address="$vanGenuchten1980.$A$1" table:expression="1"/>
          <table:named-expression table:name="solver_eng" table:base-cell-address="$vanGenuchten1980.$A$1" table:expression="1"/>
          <table:named-expression table:name="solver_est" table:base-cell-address="$vanGenuchten1980.$A$1" table:expression="1"/>
          <table:named-expression table:name="solver_itr" table:base-cell-address="$vanGenuchten1980.$A$1" table:expression="2147483647"/>
          <table:named-expression table:name="solver_mip" table:base-cell-address="$vanGenuchten1980.$A$1" table:expression="2147483647"/>
          <table:named-expression table:name="solver_mni" table:base-cell-address="$vanGenuchten1980.$A$1" table:expression="30"/>
          <table:named-expression table:name="solver_mrt" table:base-cell-address="$vanGenuchten1980.$A$1" table:expression="0.075"/>
          <table:named-expression table:name="solver_msl" table:base-cell-address="$vanGenuchten1980.$A$1" table:expression="2"/>
          <table:named-expression table:name="solver_neg" table:base-cell-address="$vanGenuchten1980.$A$1" table:expression="1"/>
          <table:named-expression table:name="solver_nod" table:base-cell-address="$vanGenuchten1980.$A$1" table:expression="2147483647"/>
          <table:named-expression table:name="solver_num" table:base-cell-address="$vanGenuchten1980.$A$1" table:expression="0"/>
          <table:named-expression table:name="solver_nwt" table:base-cell-address="$vanGenuchten1980.$A$1" table:expression="1"/>
          <table:named-range table:name="solver_opt" table:base-cell-address="$vanGenuchten1980.$A$1" table:cell-range-address="$vanGenuchten1980.$G$10"/>
          <table:named-expression table:name="solver_pre" table:base-cell-address="$vanGenuchten1980.$A$1" table:expression="0.000001"/>
          <table:named-expression table:name="solver_rbv" table:base-cell-address="$vanGenuchten1980.$A$1" table:expression="1"/>
          <table:named-expression table:name="solver_rlx" table:base-cell-address="$vanGenuchten1980.$A$1" table:expression="2"/>
          <table:named-expression table:name="solver_rsd" table:base-cell-address="$vanGenuchten1980.$A$1" table:expression="0"/>
          <table:named-expression table:name="solver_scl" table:base-cell-address="$vanGenuchten1980.$A$1" table:expression="1"/>
          <table:named-expression table:name="solver_sho" table:base-cell-address="$vanGenuchten1980.$A$1" table:expression="2"/>
          <table:named-expression table:name="solver_ssz" table:base-cell-address="$vanGenuchten1980.$A$1" table:expression="100"/>
          <table:named-expression table:name="solver_tim" table:base-cell-address="$vanGenuchten1980.$A$1" table:expression="2147483647"/>
          <table:named-expression table:name="solver_tol" table:base-cell-address="$vanGenuchten1980.$A$1" table:expression="0.01"/>
          <table:named-expression table:name="solver_typ" table:base-cell-address="$vanGenuchten1980.$A$1" table:expression="2"/>
          <table:named-expression table:name="solver_val" table:base-cell-address="$vanGenuchten1980.$A$1" table:expression="0"/>
          <table:named-expression table:name="solver_ver" table:base-cell-address="$vanGenuchten1980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nGenuchten1980" style:display-name="PageStyle_vanGenuchten198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leao</meta:initial-creator>
    <meta:editing-cycles>3</meta:editing-cycles>
    <meta:creation-date>2020-11-03T12:42:26</meta:creation-date>
    <dc:date>2021-10-26T11:07:58.330338405</dc:date>
    <meta:generator>LibreOffice/6.4.7.2$Linux_X86_64 LibreOffice_project/40$Build-2</meta:generator>
    <meta:editing-duration>PT8M22S</meta:editing-duration>
    <meta:document-statistic meta:table-count="1" meta:cell-count="79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4">
      <number:number number:decimal-places="3" loext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pt" fo:country="BR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44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pt" fo:country="BR" style:font-size-asian="10pt" style:font-size-complex="10pt"/>
    </style:style>
    <style:style style:name="ch9" style:family="chart" style:data-style-name="N144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ff0000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107cm" svg:height="9.682cm" xlink:href=".." xlink:type="simple" chart:class="chart:scatter" chart:style-name="ch1">
        <chart:legend chart:legend-position="end" svg:x="7.102cm" svg:y="1.279cm" style:legend-expansion="custom" chartooo:width="5.482cm" chartooo:height="1.415cm" style:legend-expansion-aspect-ratio="3.87420494699647" chart:style-name="ch2"/>
        <chart:plot-area chart:style-name="ch3" table:cell-range-address="vanGenuchten1980.A2:vanGenuchten1980.C15" chart:data-source-has-labels="row" svg:x="1.575cm" svg:y="0.304cm" svg:width="11.386cm" svg:height="7.914cm">
          <chartooo:coordinate-region svg:x="2.39cm" svg:y="0.465cm" svg:width="10.093cm" svg:height="7.335cm"/>
          <chart:axis chart:dimension="x" chart:name="primary-x" chart:style-name="ch4">
            <chart:title svg:x="6.291cm" svg:y="8.411cm" chart:style-name="ch5">
              <text:p>log |h| (hPa)</text:p>
            </chart:title>
            <chart:grid chart:style-name="ch6" chart:class="major"/>
          </chart:axis>
          <chart:axis chart:dimension="y" chart:name="primary-y" chart:style-name="ch7">
            <chart:title svg:x="0.737cm" svg:y="5.503cm" chart:style-name="ch8">
              <text:p>theta (cm3 cm-3)</text:p>
            </chart:title>
            <chart:grid chart:style-name="ch6" chart:class="major"/>
          </chart:axis>
          <chart:series chart:style-name="ch9" chart:values-cell-range-address="vanGenuchten1980.B2:vanGenuchten1980.B15" loext:label-string="&quot;Observed&quot;" chart:class="chart:scatter">
            <chart:domain table:cell-range-address="vanGenuchten1980.A2:vanGenuchten1980.A15"/>
            <chart:data-point chart:repeated="14"/>
          </chart:series>
          <chart:series chart:style-name="ch10" chart:values-cell-range-address="vanGenuchten1980.C2:vanGenuchten1980.C15" loext:label-string="&quot;Predicted&quot;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vanGenuchten1980.A2:vanGenuchten1980.A15</svg:desc>
                </draw:g>
              </table:table-cell>
              <table:table-cell office:value-type="float" office:value="0.5">
                <text:p>0.5</text:p>
                <draw:g>
                  <svg:desc>vanGenuchten1980.B2:vanGenuchten1980.B15</svg:desc>
                </draw:g>
              </table:table-cell>
              <table:table-cell office:value-type="float" office:value="0.501344409453427">
                <text:p>0.501344409453427</text:p>
                <draw:g>
                  <svg:desc>vanGenuchten1980.C2:vanGenuchten1980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9">
                <text:p>0.49</text:p>
              </table:table-cell>
              <table:table-cell office:value-type="float" office:value="0.496904562899338">
                <text:p>0.496904562899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489">
                <text:p>0.489</text:p>
              </table:table-cell>
              <table:table-cell office:value-type="float" office:value="0.48250873430091">
                <text:p>0.48250873430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48">
                <text:p>0.48</text:p>
              </table:table-cell>
              <table:table-cell office:value-type="float" office:value="0.464322723294003">
                <text:p>0.464322723294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45">
                <text:p>0.45</text:p>
              </table:table-cell>
              <table:table-cell office:value-type="float" office:value="0.445463744343139">
                <text:p>0.445463744343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0.427637139981372">
                <text:p>0.427637139981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35">
                <text:p>0.35</text:p>
              </table:table-cell>
              <table:table-cell office:value-type="float" office:value="0.330999590324902">
                <text:p>0.330999590324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299">
                <text:p>0.299</text:p>
              </table:table-cell>
              <table:table-cell office:value-type="float" office:value="0.298361739060825">
                <text:p>0.298361739060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28">
                <text:p>0.28</text:p>
              </table:table-cell>
              <table:table-cell office:value-type="float" office:value="0.277324956398387">
                <text:p>0.277324956398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25">
                <text:p>0.25</text:p>
              </table:table-cell>
              <table:table-cell office:value-type="float" office:value="0.269785545944864">
                <text:p>0.269785545944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249">
                <text:p>0.249</text:p>
              </table:table-cell>
              <table:table-cell office:value-type="float" office:value="0.247732640256849">
                <text:p>0.247732640256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0.245">
                <text:p>0.245</text:p>
              </table:table-cell>
              <table:table-cell office:value-type="float" office:value="0.24272422341774">
                <text:p>0.24272422341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24">
                <text:p>0.24</text:p>
              </table:table-cell>
              <table:table-cell office:value-type="float" office:value="0.238652107867648">
                <text:p>0.238652107867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0.239">
                <text:p>0.239</text:p>
              </table:table-cell>
              <table:table-cell office:value-type="float" office:value="0.237183956878878">
                <text:p>0.237183956878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300%" draw:distance="100%"/>
  </office:styles>
</office:document-styles>
</file>